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9.0673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0.5154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189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7008in"/>
    </style:style>
    <style:style style:name="co19" style:family="table-column">
      <style:table-column-properties fo:break-before="auto" style:column-width="0.5917in"/>
    </style:style>
    <style:style style:name="co20" style:family="table-column">
      <style:table-column-properties fo:break-before="auto" style:column-width="0.439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Dialogue</text:p>
          </table:table-cell>
          <table:table-cell table:number-columns-repeated="25"/>
        </table:table-row>
        <table:table-row table:style-name="ro2">
          <table:table-cell table:formula="of:=[.A1]+1" office:value-type="float" office:value="1">
            <text:p>1</text:p>
          </table:table-cell>
          <table:table-cell office:value-type="string">
            <text:p>Cindy</text:p>
          </table:table-cell>
          <table:table-cell office:value-type="string">
            <text:p>Hey Boss, Holmgang's preped for launch.</text:p>
          </table:table-cell>
          <table:table-cell table:number-columns-repeated="25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Boss</text:p>
          </table:table-cell>
          <table:table-cell office:value-type="string">
            <text:p>Looks nice.</text:p>
          </table:table-cell>
          <table:table-cell table:number-columns-repeated="25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Cindy</text:p>
          </table:table-cell>
          <table:table-cell office:value-type="string">
            <text:p>Yes, yes it does Boss. Please try to bring it back in working order.</text:p>
          </table:table-cell>
          <table:table-cell table:number-columns-repeated="25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Boss</text:p>
          </table:table-cell>
          <table:table-cell office:value-type="string">
            <text:p>Don't worry, I'll be sure to wipe my shoes before I get in the 30 ton mech</text:p>
          </table:table-cell>
          <table:table-cell table:number-columns-repeated="25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Cindy</text:p>
          </table:table-cell>
          <table:table-cell office:value-type="string">
            <text:p>Just try to avoid too much damage.</text:p>
          </table:table-cell>
          <table:table-cell table:number-columns-repeated="25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Boss</text:p>
          </table:table-cell>
          <table:table-cell office:value-type="string">
            <text:p>Well, the Queen's Knights are infamous for their generosity.</text:p>
          </table:table-cell>
          <table:table-cell table:number-columns-repeated="25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Boss</text:p>
          </table:table-cell>
          <table:table-cell office:value-type="string">
            <text:p>I'm sure all the damage I'll receive is a slap on the hand and some harsh words.</text:p>
          </table:table-cell>
          <table:table-cell table:number-columns-repeated="25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Cindy</text:p>
          </table:table-cell>
          <table:table-cell office:value-type="string">
            <text:p>…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6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2T16:36:41.96</dc:date>
    <meta:editing-duration>PT32M32S</meta:editing-duration>
    <meta:editing-cycles>6</meta:editing-cycles>
    <meta:document-statistic meta:table-count="1" meta:cell-count="27" meta:object-count="0"/>
  </office:meta>
</office:document-meta>
</file>